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7152" officeooo:paragraph-rsid="00027152" style:font-weight-asian="bold" style:font-weight-complex="bold"/>
    </style:style>
    <style:style style:name="P2" style:family="paragraph" style:parent-style-name="Standard">
      <style:text-properties fo:font-weight="bold" officeooo:rsid="00038e7d" officeooo:paragraph-rsid="00038e7d" style:font-weight-asian="bold" style:font-weight-complex="bold"/>
    </style:style>
    <style:style style:name="P3" style:family="paragraph" style:parent-style-name="Standard">
      <style:text-properties fo:font-weight="bold" officeooo:rsid="000495e1" officeooo:paragraph-rsid="000495e1" style:font-weight-asian="bold" style:font-weight-complex="bold"/>
    </style:style>
    <style:style style:name="P4" style:family="paragraph" style:parent-style-name="Standard">
      <style:text-properties fo:font-weight="bold" officeooo:rsid="00068656" officeooo:paragraph-rsid="00068656" style:font-weight-asian="bold" style:font-weight-complex="bold"/>
    </style:style>
    <style:style style:name="P5" style:family="paragraph" style:parent-style-name="Standard">
      <style:text-properties fo:color="#800000" fo:font-weight="bold" officeooo:rsid="000495e1" officeooo:paragraph-rsid="000495e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style:text-line-through-style="solid" style:text-line-through-type="single"/>
    </style:style>
    <style:style style:name="T4" style:family="text">
      <style:text-properties fo:color="#000000" style:text-line-through-style="solid" style:text-line-through-type="single" fo:font-weight="normal" style:font-weight-asian="normal" style:font-weight-complex="normal"/>
    </style:style>
    <style:style style:name="T5" style:family="text">
      <style:text-properties officeooo:rsid="000a9e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matic Backup:</text:p>
      <text:p text:style-name="P1"/>
      <text:p text:style-name="P2">1. Identify the folders you want to Backup: /mohamed; /NetBeanProjects; Or should I only look for new files and Copy them? Click a Script? Or automatic daily after midnight?</text:p>
      <text:p text:style-name="P2"/>
      <text:p text:style-name="P3">Starting Point: backup.sh in ~ </text:p>
      <text:p text:style-name="P3">ToDos: </text:p>
      <text:p text:style-name="P5"><text:span text:style-name="T3">1. </text:span><text:span text:style-name="T4">Create a Folder with today's date.</text:span> </text:p>
      <text:p text:style-name="P3">2. Expand the Script to copy all folder<text:span text:style-name="T5">s</text:span> (mohamed; NetbeanProject; NetBeanApps; Desktop/test; /work; others? )</text:p>
      <text:p text:style-name="P3">3. Copy only new files?</text:p>
      <text:p text:style-name="P4">4. Run the script automatically after midnight!</text:p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7-24T15:47:14.547123069</meta:creation-date>
    <dc:date>2014-08-15T15:49:32.034902050</dc:date>
    <dc:creator>Mohamed Tleis</dc:creator>
    <meta:editing-duration>PT1H43M4S</meta:editing-duration>
    <meta:editing-cycles>7</meta:editing-cycles>
    <meta:generator>LibreOffice/4.2.5.2$Linux_X86_64 LibreOffice_project/420m0$Build-2</meta:generator>
    <meta:document-statistic meta:table-count="0" meta:image-count="0" meta:object-count="0" meta:page-count="1" meta:paragraph-count="8" meta:word-count="71" meta:character-count="446" meta:non-whitespace-character-count="380"/>
  </office:meta>
</office:document-meta>
</file>